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List_20_Contents">
      <style:paragraph-properties fo:margin-left="0cm" fo:margin-right="0cm" fo:text-indent="0cm" style:auto-text-indent="false"/>
    </style:style>
    <style:style style:name="P3" style:family="paragraph" style:parent-style-name="List_20_Contents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4" style:family="paragraph" style:parent-style-name="List_20_Heading">
      <style:paragraph-properties fo:text-align="start" style:justify-single-word="false"/>
      <style:text-properties fo:font-variant="normal" fo:text-transform="none" fo:color="#252525" style:font-name="Times New Roman1" fo:font-size="15pt" fo:letter-spacing="normal" fo:font-style="normal" fo:font-weight="normal" style:font-size-asian="15pt" style:font-weight-asian="normal" style:font-size-complex="15pt" style:font-weight-complex="normal"/>
    </style:style>
    <style:style style:name="T1" style:family="text">
      <style:text-properties fo:font-variant="normal" fo:text-transform="none" fo:color="#252525" style:font-name="Times New Roman1" fo:font-size="15pt" fo:letter-spacing="normal" fo:font-style="normal" fo:font-weight="normal" style:font-size-asian="15pt" style:font-size-complex="15pt"/>
    </style:style>
    <style:style style:name="T2" style:family="text">
      <style:text-properties fo:font-variant="normal" fo:text-transform="none" fo:color="#252525" style:font-name="Times New Roman1" fo:font-size="15pt" fo:letter-spacing="normal" fo:font-style="normal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e Geschichte von Linux:</text:p>
      <text:p text:style-name="P4">1970:</text:p>
      <text:p text:style-name="P2"><text:span text:style-name="T1">Unix erblickt das Licht der Welt</text:span></text:p>
      <text:p text:style-name="P2"><text:span text:style-name="T1"/></text:p>
      <text:p text:style-name="P3"><text:span text:style-name="T2">1979:</text:span></text:p>
      <text:p text:style-name="P2"><text:span text:style-name="T1">Unix wird zum AT&amp;T Unix, welches nicht mehr kostenlos und nicht mehr quelloffen ist.</text:span></text:p>
      <text:p text:style-name="P2"><text:span text:style-name="T1"/></text:p>
      <text:p text:style-name="P2"><text:span text:style-name="T1">1983:</text:span></text:p>
      <text:p text:style-name="P2"><text:span text:style-name="T1">Richard Stallman gründet das GNU Project um eine freies Betriebssystem zu ermöglichen</text:span></text:p>
      <text:p text:style-name="P2"><text:span text:style-name="T1"/></text:p>
      <text:p text:style-name="P2"><text:span text:style-name="T1">1989:</text:span></text:p>
      <text:p text:style-name="P2"><text:span text:style-name="T1">Stallman schreib die erste Version der GNU Public License (GPL)</text:span></text:p>
      <text:p text:style-name="P2"><text:span text:style-name="T1"/></text:p>
      <text:p text:style-name="P2"><text:span text:style-name="T1">1991:</text:span></text:p>
      <text:p text:style-name="P2"><text:span text:style-name="T1">Der Linux Kernel wird zum ersten Mal erwähnt als Linus Torvalds ihn am 25. August 1991 öffentlich in einem usenet-Post ankündigt. Am 17.09.1991 können sich Interessenten den Linux Kernel von einem FTP Server herunterladen.</text:span></text:p>
      <text:p text:style-name="P2"><text:span text:style-name="T1"/></text:p>
      <text:p text:style-name="P2"><text:span text:style-name="T1">1992:</text:span></text:p>
      <text:p text:style-name="P2"><text:span text:style-name="T1">Die Lizenz des Linux Kernels wird zu GNU GPL geändert und die ersten Linux Distributionen entstehen.</text:span></text:p>
      <text:p text:style-name="P2"><text:span text:style-name="T1"/></text:p>
      <text:p text:style-name="P2"><text:span text:style-name="T1">1993:</text:span></text:p>
      <text:p text:style-name="P2"><text:span text:style-name="T1">Die Community wächst. Die älteste, heute noch existierende, Distribution Slackware entsteht und es bildet sich die, heutzutage größte, Debian-Community um die neu entstandene Debian Distribution.</text:span></text:p>
      <text:p text:style-name="P2"><text:span text:style-name="T1"/></text:p>
      <text:p text:style-name="P2"><text:span text:style-name="T1">1994:</text:span></text:p>
      <text:p text:style-name="P2"><text:span text:style-name="T1">Linux 1.0 wird veröffentlicht und RedHat und OpenSUSE veröffentlichen ihre ersten Vollversionen (1.0)</text:span></text:p>
      <text:p text:style-name="P2"><text:span text:style-name="T1"/></text:p>
      <text:p text:style-name="P2"><text:span text:style-name="T1">1995:</text:span></text:p>
      <text:p text:style-name="P2"><text:span text:style-name="T1">Linux wird auf verschiedene Plattformen portiert</text:span></text:p>
      <text:p text:style-name="P2"><text:span text:style-name="T1"/></text:p>
      <text:p text:style-name="P2"><text:span text:style-name="T1">1996:</text:span></text:p>
      <text:p text:style-name="P2"><text:span text:style-name="T1">Die zweite Version des Kernels wird veröffentlicht und ermöglicht nun die Bedienung mehrerer paralleler Prozesse. Das Interesse der Unternehmen nimmt zu.</text:span></text:p>
      <text:p text:style-name="P2"><text:span text:style-name="T1"/></text:p>
      <text:p text:style-name="P2"><text:soft-page-break/><text:span text:style-name="T1">1997:</text:span></text:p>
      <text:p text:style-name="P2"><text:span text:style-name="T1">Netscape, StarOffice und andere proprietäre Programme werden für Linux veröffentlicht. </text:span></text:p>
      <text:p text:style-name="P2"><text:span text:style-name="T1"/></text:p>
      <text:p text:style-name="P2"><text:span text:style-name="T1">1998:</text:span></text:p>
      <text:p text:style-name="P2"><text:span text:style-name="T1">IBM Compaq und Oracle kündigen ihre Unterstützung für Linux an. Die Programmierung von KDE, einer neuen Benutzeroberfläche, mit dem Ziel der Benutzerfreundlichkeit beginnt.</text:span></text:p>
      <text:p text:style-name="P2"><text:span text:style-name="T1"/></text:p>
      <text:p text:style-name="P2"><text:span text:style-name="T1">1999:</text:span></text:p>
      <text:p text:style-name="P2"><text:span text:style-name="T1">Der Linux Kernel 2.2 wird veröffentlicht. Die Arbeiten an GNOME, einer graphischen Oberfläche und Konkurrent von KDE beginnen. IBM kündigt ein</text:span></text:p>
      <text:p text:style-name="P2"><text:span text:style-name="T1">umfassendes Projekt zur Unterstützung von Linux an.</text:span></text:p>
      <text:p text:style-name="P2"><text:span text:style-name="T1"/></text:p>
      <text:p text:style-name="P2"><text:span text:style-name="T1">2000:</text:span></text:p>
      <text:p text:style-name="P2"><text:span text:style-name="T1">StarOffice wird unter die GNU GPL gestellt und bildet damit den Grundstein für die Entstehung von OpenOffice.org</text:span></text:p>
      <text:p text:style-name="P2"><text:span text:style-name="T1"/></text:p>
      <text:p text:style-name="P2"><text:span text:style-name="T1">2001:</text:span></text:p>
      <text:p text:style-name="P2"><text:span text:style-name="T1">Der Linux Kernel 2.4 wird vorgestellt und unterstützt nun USB, 64 Gigabyte Arbeitsspeicher und 64bit Systeme.</text:span></text:p>
      <text:p text:style-name="P2"><text:span text:style-name="T1"/></text:p>
      <text:p text:style-name="P2"><text:span text:style-name="T1">2002:</text:span></text:p>
      <text:p text:style-name="P2"><text:span text:style-name="T1">OpenOffice.org und Mozilla Firefox erscheinen in der Version 1.0 für Linux</text:span></text:p>
      <text:p text:style-name="P2"><text:span text:style-name="T1"/></text:p>
      <text:p text:style-name="P2"><text:span text:style-name="T1">2003:</text:span></text:p>
      <text:p text:style-name="P2"><text:span text:style-name="T1">Der Linux Kernel 2.6 wird veröffentlicht und Linux verbreitet sich auf eingebetteten Systemen.</text:span></text:p>
      <text:p text:style-name="P2"><text:span text:style-name="T1"/></text:p>
      <text:p text:style-name="P2"><text:span text:style-name="T1">2004:</text:span></text:p>
      <text:p text:style-name="P2"><text:span text:style-name="T1">Die X.org Foundation entsteht und ermöglicht eine wesentlich schnellere Entwicklung des X Servers</text:span></text:p>
      <text:p text:style-name="P2"><text:span text:style-name="T1"/></text:p>
      <text:p text:style-name="P2"><text:span text:style-name="T1">2006:</text:span></text:p>
      <text:p text:style-name="P2"><text:span text:style-name="T1">Die ersten Methoden zur Hardware Beschleunigung unter Linux entstehen</text:span></text:p>
      <text:p text:style-name="P2"><text:span text:style-name="T1"/></text:p>
      <text:p text:style-name="P2"><text:span text:style-name="T1">2007:</text:span></text:p>
      <text:p text:style-name="P2"><text:span text:style-name="T1">Die Linux Foundation entsteh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minik </meta:initial-creator>
    <meta:creation-date>2015-01-24T12:09:17.27</meta:creation-date>
    <meta:document-statistic meta:table-count="0" meta:image-count="0" meta:object-count="0" meta:page-count="2" meta:paragraph-count="42" meta:word-count="325" meta:character-count="2244"/>
    <dc:date>2015-01-24T12:35:57.76</dc:date>
    <dc:creator>Dominik </dc:creator>
    <meta:editing-duration>PT10M59S</meta:editing-duration>
    <meta:editing-cycles>1</meta:editing-cycles>
    <meta:generator>OpenOffice/4.1.1$Win32 OpenOffice.org_project/411m6$Build-9775</meta:generator>
  </office:meta>
</office:document-meta>
</file>